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.282cm" style:rel-column-width="9064*"/>
    </style:style>
    <style:style style:name="Таблица3.B" style:family="table-column">
      <style:table-column-properties style:column-width="1.842cm" style:rel-column-width="7313*"/>
    </style:style>
    <style:style style:name="Таблица3.C" style:family="table-column">
      <style:table-column-properties style:column-width="1.796cm" style:rel-column-width="7131*"/>
    </style:style>
    <style:style style:name="Таблица3.D" style:family="table-column">
      <style:table-column-properties style:column-width="2.328cm" style:rel-column-width="9247*"/>
    </style:style>
    <style:style style:name="Таблица3.E" style:family="table-column">
      <style:table-column-properties style:column-width="0.252cm" style:rel-column-width="1001*"/>
    </style:style>
    <style:style style:name="Таблица3.F" style:family="table-column">
      <style:table-column-properties style:column-width="3.769cm" style:rel-column-width="14970*"/>
    </style:style>
    <style:style style:name="Таблица3.G" style:family="table-column">
      <style:table-column-properties style:column-width="0.102cm" style:rel-column-width="406*"/>
    </style:style>
    <style:style style:name="Таблица3.H" style:family="table-column">
      <style:table-column-properties style:column-width="4.129cm" style:rel-column-width="16403*"/>
    </style:style>
    <style:style style:name="Таблица3.A1" style:family="table-cell">
      <style:table-cell-properties style:vertical-align="" fo:padding="0.097cm" fo:border="0.05pt solid #000000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H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abee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0879" officeooo:paragraph-rsid="003d0879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81fa5" officeooo:paragraph-rsid="00481fa5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5c0ce3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81fa5" officeooo:paragraph-rsid="005c0ce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5d55d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5d55d3" officeooo:paragraph-rsid="005d55d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5d55d3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5d55d3" officeooo:paragraph-rsid="005d55d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5d55d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05df5bb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f37ff" officeooo:paragraph-rsid="00613aeb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df5bb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language="en" fo:country="US" officeooo:rsid="0065480c" officeooo:paragraph-rsid="0065480c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en" fo:country="US" officeooo:rsid="00664be2" officeooo:paragraph-rsid="00664be2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language="en" fo:country="US" officeooo:rsid="006666ee" officeooo:paragraph-rsid="006666e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language="en" fo:country="US" officeooo:rsid="0067b6f0" officeooo:paragraph-rsid="0067b6f0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en" fo:country="US" officeooo:rsid="0067edf6" officeooo:paragraph-rsid="0067edf6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en" fo:country="US" officeooo:rsid="00697709" officeooo:paragraph-rsid="00697709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language="en" fo:country="US" officeooo:rsid="0069df78" officeooo:paragraph-rsid="0069df78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language="en" fo:country="US" officeooo:rsid="006b0632" officeooo:paragraph-rsid="006b0632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 officeooo:rsid="0067edf6" officeooo:paragraph-rsid="0067edf6" fo:background-color="transparent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635394" officeooo:paragraph-rsid="00635394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65480c" officeooo:paragraph-rsid="0065480c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635394" style:font-size-asian="12pt" style:font-size-complex="12pt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paragraph-rsid="00635394" style:font-size-asian="12pt" style:font-size-complex="12pt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37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38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35394" officeooo:paragraph-rsid="006b0632" style:font-size-asian="12pt" style:font-size-complex="12pt"/>
    </style:style>
    <style:style style:name="P39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35394" style:font-size-asian="12pt" style:font-size-complex="12pt"/>
    </style:style>
    <style:style style:name="P40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5480c" style:font-size-asian="12pt" style:font-size-complex="12pt"/>
    </style:style>
    <style:style style:name="P41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97709" style:font-size-asian="12pt" style:font-size-complex="12pt"/>
    </style:style>
    <style:style style:name="P42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b0632" style:font-size-asian="12pt" style:font-size-complex="12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44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97709" style:font-size-asian="12pt" style:font-size-complex="12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b0632" style:font-size-asian="12pt" style:font-size-complex="12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4be2" officeooo:paragraph-rsid="00664be2" style:font-size-asian="12pt" style:font-size-complex="12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66ee" officeooo:paragraph-rsid="006666ee" style:font-size-asian="12pt" style:font-size-complex="12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66ee" officeooo:paragraph-rsid="006b0632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b6f0" officeooo:paragraph-rsid="0067b6f0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edf6" officeooo:paragraph-rsid="0067edf6" style:font-size-asian="12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7709" officeooo:paragraph-rsid="00697709" style:font-size-asian="12pt" style:font-size-complex="12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7709" officeooo:paragraph-rsid="006b0632" style:font-size-asian="12pt" style:font-size-complex="12pt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df78" officeooo:paragraph-rsid="0069df78" style:font-size-asian="12pt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b0632" officeooo:paragraph-rsid="006b0632" style:font-size-asian="12pt" style:font-size-complex="12pt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edf6" officeooo:paragraph-rsid="0067edf6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fo:font-size="12pt" fo:language="ru" fo:country="RU" officeooo:paragraph-rsid="00635394" style:font-size-asian="12pt" style:font-size-complex="12pt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officeooo:paragraph-rsid="00664be2"/>
    </style:style>
    <style:style style:name="P5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6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/>
      <style:text-properties fo:color="#000000" fo:font-size="14pt" officeooo:rsid="005df5bb" officeooo:paragraph-rsid="005df5bb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5df5bb"/>
    </style:style>
    <style:style style:name="P6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613aeb"/>
    </style:style>
    <style:style style:name="P6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0058b" officeooo:paragraph-rsid="0060058b"/>
    </style:style>
    <style:style style:name="P6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0058b" officeooo:paragraph-rsid="00613aeb"/>
    </style:style>
    <style:style style:name="P6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13aeb" officeooo:paragraph-rsid="00613aeb"/>
    </style:style>
    <style:style style:name="P6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fo:color="#000000" fo:font-size="14pt" officeooo:rsid="005df5bb" officeooo:paragraph-rsid="005f0d02" style:font-size-asian="14pt" style:font-size-complex="14pt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fo:background-color="transparent"/>
      <style:text-properties fo:color="#000000" style:font-name="Times New Roman" fo:font-size="14pt" fo:language="ru" fo:country="RU" fo:font-weight="bold" officeooo:rsid="005d55d3" officeooo:paragraph-rsid="005d55d3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9" style:family="paragraph" style:parent-style-name="Heading_20_2">
      <style:paragraph-properties fo:text-align="justify" style:justify-single-word="false"/>
      <style:text-properties fo:color="#000000" fo:font-size="14pt" style:font-size-asian="14pt" style:font-size-complex="14pt"/>
    </style:style>
    <style:style style:name="P70" style:family="paragraph" style:parent-style-name="Heading_20_2">
      <style:paragraph-properties fo:text-align="justify" style:justify-single-word="false"/>
      <style:text-properties fo:color="#000000" fo:font-size="14pt" officeooo:paragraph-rsid="005d55d3" style:font-size-asian="14pt" style:font-size-complex="14pt"/>
    </style:style>
    <style:style style:name="P71" style:family="paragraph" style:parent-style-name="Heading_20_2">
      <style:paragraph-properties fo:text-align="justify" style:justify-single-word="false" fo:break-before="page"/>
      <style:text-properties fo:color="#000000"/>
    </style:style>
    <style:style style:name="P7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normal" officeooo:rsid="005d55d3" officeooo:paragraph-rsid="0061c01c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normal" officeooo:rsid="00703944" officeooo:paragraph-rsid="0070394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bold" officeooo:rsid="00703944" officeooo:paragraph-rsid="00703944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reak-before="page" fo:background-color="transparent"/>
      <style:text-properties fo:color="#000000" style:font-name="Times New Roman" fo:font-size="14pt" fo:language="ru" fo:country="RU" fo:font-weight="bold" officeooo:rsid="00703944" officeooo:paragraph-rsid="00703944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color="#000000" style:font-name="Courier New" fo:font-size="11pt" fo:language="ru" fo:country="RU" fo:font-weight="normal" officeooo:rsid="00703944" officeooo:paragraph-rsid="00703944" style:font-size-asian="9.60000038146973pt" style:language-asian="ru" style:country-asian="RU" style:font-weight-asian="normal" style:font-name-complex="Times New Roman5" style:font-size-complex="11pt" style:language-complex="ar" style:country-complex="SA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/>
      <style:text-properties fo:color="#000000" style:font-name="Courier New" fo:font-size="11pt" fo:language="ru" fo:country="RU" fo:font-weight="normal" officeooo:rsid="00703944" officeooo:paragraph-rsid="00703944" style:font-size-asian="9.60000038146973pt" style:language-asian="ru" style:country-asian="RU" style:font-weight-asian="normal" style:font-name-complex="Times New Roman5" style:font-size-complex="11pt" style:language-complex="ar" style:country-complex="SA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d087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81fa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5c0ce3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d0879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officeooo:rsid="005df5bb" style:font-size-asian="14pt" style:font-size-complex="14pt"/>
    </style:style>
    <style:style style:name="T10" style:family="text">
      <style:text-properties fo:color="#000000" fo:font-size="14pt" officeooo:rsid="005f0d02" style:font-size-asian="14pt" style:font-size-complex="14pt"/>
    </style:style>
    <style:style style:name="T11" style:family="text">
      <style:text-properties fo:color="#000000" fo:font-size="14pt" officeooo:rsid="00613aeb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3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style:font-name="Times New Roman" fo:font-size="14pt" fo:language="ru" fo:country="RU" officeooo:rsid="00481fa5" style:font-size-asian="14pt" style:language-asian="ru" style:country-asian="RU" style:font-name-complex="Times New Roman5" style:font-size-complex="14pt" style:language-complex="ar" style:country-complex="SA"/>
    </style:style>
    <style:style style:name="T15" style:family="text">
      <style:text-properties officeooo:rsid="003d0879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5d55d3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635394"/>
    </style:style>
    <style:style style:name="T20" style:family="text">
      <style:text-properties officeooo:rsid="0065480c"/>
    </style:style>
    <style:style style:name="T21" style:family="text">
      <style:text-properties officeooo:rsid="0067edf6"/>
    </style:style>
    <style:style style:name="T22" style:family="text">
      <style:text-properties officeooo:rsid="00697709"/>
    </style:style>
    <style:style style:name="T23" style:family="text">
      <style:text-properties officeooo:rsid="006b06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6">Кафедра МО ЭВМ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59"><text:span text:style-name="Book_20_Title"><text:span text:style-name="T1">отчет</text:span></text:span></text:p>
      <text:p text:style-name="P10"><text:span text:style-name="T2">по лабораторной работе </text:span><text:span text:style-name="T3">№</text:span><text:span text:style-name="T5">2</text:span></text:p>
      <text:p text:style-name="P10"><text:span text:style-name="T2">по дисциплине «</text:span><text:span text:style-name="T4">Организация ЭВМ и систем</text:span><text:span text:style-name="T2">»</text:span></text:p>
      <text:p text:style-name="P12"><text:span text:style-name="Book_20_Title"><text:span text:style-name="T13">Тема: «</text:span></text:span><text:span text:style-name="Название_20_книги"><text:span text:style-name="T12">Изучение режимов адресации и формирования</text:span></text:span></text:p>
      <text:p text:style-name="P12"><text:span text:style-name="Название_20_книги"><text:span text:style-name="T14">исполнительного адреса</text:span></text:span><text:span text:style-name="Book_20_Title"><text:span text:style-name="T13">»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6">Студент гр. </text:span><text:span text:style-name="T7">130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4">Коренев Д.А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5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68">20<text:span text:style-name="T15">22</text:span></text:p>
      <text:h text:style-name="P71" text:outline-level="2">Ц<text:span text:style-name="T16">ель работы.</text:span></text:h>
      <text:p text:style-name="P13">Изучить режимы адресации и формирование исполнительного адреса.</text:p>
      <text:h text:style-name="P69" text:outline-level="2">Задание.</text:h>
      <text:p text:style-name="P14">Лабораторная работа 2 предназначена для изучения режимов адресации, использует готовую программу <text:span text:style-name="T17">lab2</text:span>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14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17">Порядок выполнения работы.</text:p>
      <text:p text:style-name="P16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14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14"><text:soft-page-break/>3. Снова протранслировать программу и скомпоновать загрузочный модуль.</text:p>
      <text:p text:style-name="P19"><text:tab/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15">5. Результаты прогона программы под управлением отладчика должны быть подписаны преподавателем и представлены в отчете.</text:p>
      <text:h text:style-name="P70" text:outline-level="2">Выполнение работы.</text:h>
      <text:p text:style-name="P22">1. Описание обнаруженных при первоначальной трансляции ошибок и их объяснение :</text:p>
      <text:p text:style-name="P20"><text:tab/>При первоначальной трансляции были обнаружены следующие ошибки:</text:p>
      <text:p text:style-name="P60">1. LB2.ASM(53): error A2052: Improper operand type</text:p>
      <text:p text:style-name="P63"><text:span text:style-name="T9">с</text:span><text:span text:style-name="T8">трока 53: mov mem3,[bx] - Перемещение данных из памяти невозможны на языке ассемблер</text:span></text:p>
      <text:p text:style-name="P61"><text:span text:style-name="T10">2. </text:span><text:span text:style-name="T9">LB2.ASM(62): warning A4031: Operand types must match</text:span></text:p>
      <text:p text:style-name="P64"><text:span text:style-name="T9">с</text:span><text:span text:style-name="T8">трока 62: mov cx,vec2[di] — </text:span><text:span text:style-name="T11">Некорректное использование операндов — с разной размерностью. Размер регистра cx — 2 байта, размер элемента массива — 1 байт.</text:span></text:p>
      <text:p text:style-name="P66">3. LB2.ASM(67): warning A4031: Operand types must match</text:p>
      <text:p text:style-name="P65"><text:span text:style-name="T9">с</text:span><text:span text:style-name="T8">трока 67: mov cx,matr[bx][di] — Некорректное использование операндов — с разной размерностью. Размер регистра cx — 2 байта, размер элемента массива — 1 байт.</text:span></text:p>
      <text:p text:style-name="P66">4. LB2.ASM(68): error A2055: Illegal register value</text:p>
      <text:p text:style-name="P65"><text:span text:style-name="T9">с</text:span><text:span text:style-name="T8">трока 68: mov ax,matr[bx*4][di] — Нельзя умножать двухбайтовые регистры.</text:span></text:p>
      <text:p text:style-name="P66">5. LB2.ASM(92): error A2046: Multiple base registers</text:p>
      <text:p text:style-name="P65"><text:soft-page-break/><text:span text:style-name="T9">с</text:span><text:span text:style-name="T8">трока 92: mov ax,matr[bp+bx] — Нельзя использовать больше одного базового регистра.</text:span></text:p>
      <text:p text:style-name="P66">6. LB2.ASM(93): error A2047: Multiple index registers</text:p>
      <text:p text:style-name="P65"><text:span text:style-name="T9">с</text:span><text:span text:style-name="T8">трока 93: mov ax,matr[bp+di+si] — Нельзя использовать больше одного базового регистра.</text:span></text:p>
      <text:p text:style-name="P66">7. LB2.ASM(101): error A2006: Phase error between passes</text:p>
      <text:p text:style-name="P62"><text:span text:style-name="T9">с</text:span><text:span text:style-name="T11">трока 101: Main<text:tab/>ENDP — Показывает, что в Main есть ошибки.</text:span></text:p>
      <text:p text:style-name="P21"><text:tab/><text:span text:style-name="T18">Ошибки были закомментированы. Программа снова была протранслирована и выполнена в пошаговом режиме под управлением отладчика.</text:span></text:p>
      <text:p text:style-name="P21"><text:tab/>Результаты выполнения программы под управлением отладчика представлены в Таблице 1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94505500432448">
          <table:table-cell table:style-name="Таблица3.A1" table:number-columns-spanned="8" office:value-type="string">
            <text:p text:style-name="P34">Начальные значения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05500715328">
          <table:table-cell table:style-name="Таблица3.A2" table:number-columns-spanned="2" office:value-type="string">
            <text:p text:style-name="P35">CS <text:span text:style-name="T19">= 1A0A</text:span></text:p>
          </table:table-cell>
          <table:covered-table-cell/>
          <table:table-cell table:style-name="Таблица3.A2" table:number-columns-spanned="2" office:value-type="string">
            <text:p text:style-name="P35">DS <text:span text:style-name="T19">= 19F5</text:span></text:p>
          </table:table-cell>
          <table:covered-table-cell/>
          <table:table-cell table:style-name="Таблица3.A2" table:number-columns-spanned="3" office:value-type="string">
            <text:p text:style-name="P35">ES <text:span text:style-name="T19">= 19F5</text:span></text:p>
          </table:table-cell>
          <table:covered-table-cell/>
          <table:covered-table-cell/>
          <table:table-cell table:style-name="Таблица3.H2" office:value-type="string">
            <text:p text:style-name="P35">SS <text:span text:style-name="T19">= 1A05</text:span></text:p>
          </table:table-cell>
        </table:table-row>
        <table:table-row table:style-name="TableLine94505500498368">
          <table:table-cell table:style-name="Таблица3.A2" table:number-rows-spanned="2" office:value-type="string">
            <text:p text:style-name="P57">Адрес команды</text:p>
          </table:table-cell>
          <table:table-cell table:style-name="Таблица3.A2" table:number-rows-spanned="2" table:number-columns-spanned="2" office:value-type="string">
            <text:p text:style-name="P34">Символический код команды</text:p>
          </table:table-cell>
          <table:covered-table-cell/>
          <table:table-cell table:style-name="Таблица3.A2" table:number-rows-spanned="2" table:number-columns-spanned="2" office:value-type="string">
            <text:p text:style-name="P34">16-ричный код команды</text:p>
          </table:table-cell>
          <table:covered-table-cell/>
          <table:table-cell table:style-name="Таблица3.H2" table:number-columns-spanned="3" office:value-type="string">
            <text:p text:style-name="P34">Содержимое регистров и ячеек памяти</text:p>
          </table:table-cell>
          <table:covered-table-cell/>
          <table:covered-table-cell/>
        </table:table-row>
        <table:table-row table:style-name="TableLine94505443458672">
          <table:covered-table-cell/>
          <table:covered-table-cell/>
          <table:covered-table-cell/>
          <table:covered-table-cell/>
          <table:covered-table-cell/>
          <table:table-cell table:style-name="Таблица3.A2" office:value-type="string">
            <text:p text:style-name="P34">До</text:p>
          </table:table-cell>
          <table:table-cell table:style-name="Таблица3.H2" table:number-columns-spanned="2" office:value-type="string">
            <text:p text:style-name="P57">После</text:p>
          </table:table-cell>
          <table:covered-table-cell/>
        </table:table-row>
        <table:table-row table:style-name="TableLine94505500728096">
          <table:table-cell table:style-name="Таблица3.A2" office:value-type="string">
            <text:p text:style-name="P32">0000</text:p>
          </table:table-cell>
          <table:table-cell table:style-name="Таблица3.A2" table:number-columns-spanned="2" office:value-type="string">
            <text:p text:style-name="P36">PUSH DS</text:p>
          </table:table-cell>
          <table:covered-table-cell/>
          <table:table-cell table:style-name="Таблица3.A2" table:number-columns-spanned="2" office:value-type="string">
            <text:p text:style-name="P36">1E</text:p>
          </table:table-cell>
          <table:covered-table-cell/>
          <table:table-cell table:style-name="Таблица3.A2" office:value-type="string">
            <text:p text:style-name="P36">SP = 0018</text:p>
            <text:p text:style-name="P39">Stack</text:p>
            <text:p text:style-name="P39"><text:s text:c="10"/>+0 0000</text:p>
            <text:p text:style-name="P39"><text:s text:c="10"/>+2 0000</text:p>
            <text:p text:style-name="P39"><text:s text:c="10"/>+4 0000</text:p>
            <text:p text:style-name="P37"><text:s text:c="10"/>+6 0000</text:p>
          </table:table-cell>
          <table:table-cell table:style-name="Таблица3.H2" table:number-columns-spanned="2" office:value-type="string">
            <text:p text:style-name="P36">SP = 0016</text:p>
            <text:p text:style-name="P39">Stack</text:p>
            <text:p text:style-name="P39"><text:s text:c="10"/>+0 <text:span text:style-name="T19">19F5</text:span></text:p>
            <text:p text:style-name="P39"><text:s text:c="10"/>+2 0000</text:p>
            <text:p text:style-name="P39"><text:s text:c="10"/>+4 0000</text:p>
            <text:p text:style-name="P37"><text:s text:c="10"/>+6 0000</text:p>
          </table:table-cell>
          <table:covered-table-cell/>
        </table:table-row>
        <table:table-row table:style-name="TableLine94505500729392">
          <table:table-cell table:style-name="Таблица3.A2" office:value-type="string">
            <text:p text:style-name="P32">0001</text:p>
          </table:table-cell>
          <table:table-cell table:style-name="Таблица3.A2" table:number-columns-spanned="2" office:value-type="string">
            <text:p text:style-name="P36">SUB AX,AX</text:p>
          </table:table-cell>
          <table:covered-table-cell/>
          <table:table-cell table:style-name="Таблица3.A2" table:number-columns-spanned="2" office:value-type="string">
            <text:p text:style-name="P36">2BC0</text:p>
          </table:table-cell>
          <table:covered-table-cell/>
          <table:table-cell table:style-name="Таблица3.A2" office:value-type="string">
            <text:p text:style-name="P36">AX = 0000</text:p>
          </table:table-cell>
          <table:table-cell table:style-name="Таблица3.H2" table:number-columns-spanned="2" office:value-type="string">
            <text:p text:style-name="P36">AX = 0000</text:p>
          </table:table-cell>
          <table:covered-table-cell/>
        </table:table-row>
        <table:table-row table:style-name="TableLine94505500730560">
          <table:table-cell table:style-name="Таблица3.A2" office:value-type="string">
            <text:p text:style-name="P32">0003</text:p>
          </table:table-cell>
          <table:table-cell table:style-name="Таблица3.A2" table:number-columns-spanned="2" office:value-type="string">
            <text:p text:style-name="P36">PUSH AX</text:p>
          </table:table-cell>
          <table:covered-table-cell/>
          <table:table-cell table:style-name="Таблица3.A2" table:number-columns-spanned="2" office:value-type="string">
            <text:p text:style-name="P36">50</text:p>
          </table:table-cell>
          <table:covered-table-cell/>
          <table:table-cell table:style-name="Таблица3.A2" office:value-type="string">
            <text:p text:style-name="P43">SP = 0016</text:p>
            <text:p text:style-name="P40">Stack</text:p>
            <text:p text:style-name="P40"><text:s text:c="10"/>+0 <text:span text:style-name="T20">19F5</text:span></text:p>
            <text:p text:style-name="P40"><text:s text:c="10"/>+2 0000</text:p>
            <text:p text:style-name="P40"><text:s text:c="10"/>+4 0000</text:p>
            <text:p text:style-name="P44"><text:s text:c="10"/>+6 0000</text:p>
          </table:table-cell>
          <table:table-cell table:style-name="Таблица3.H2" table:number-columns-spanned="2" office:value-type="string">
            <text:p text:style-name="P43">SP = 0014</text:p>
            <text:p text:style-name="P40">Stack</text:p>
            <text:p text:style-name="P40"><text:s text:c="10"/>+0 0000</text:p>
            <text:p text:style-name="P40"><text:s text:c="10"/>+2 <text:span text:style-name="T20">19F5</text:span></text:p>
            <text:p text:style-name="P40"><text:s text:c="10"/>+4 0000</text:p>
            <text:p text:style-name="P44"><text:s text:c="10"/>+6 0000</text:p>
          </table:table-cell>
          <table:covered-table-cell/>
        </table:table-row>
        <table:table-row table:style-name="TableLine94505500731776">
          <table:table-cell table:style-name="Таблица3.A2" office:value-type="string">
            <text:p text:style-name="P33">0004</text:p>
          </table:table-cell>
          <table:table-cell table:style-name="Таблица3.A2" table:number-columns-spanned="2" office:value-type="string">
            <text:p text:style-name="P43">MOV AX,1A07</text:p>
          </table:table-cell>
          <table:covered-table-cell/>
          <table:table-cell table:style-name="Таблица3.A2" table:number-columns-spanned="2" office:value-type="string">
            <text:p text:style-name="P43">B8071A</text:p>
          </table:table-cell>
          <table:covered-table-cell/>
          <table:table-cell table:style-name="Таблица3.A2" office:value-type="string">
            <text:p text:style-name="P43">AX = 0000</text:p>
          </table:table-cell>
          <table:table-cell table:style-name="Таблица3.H2" table:number-columns-spanned="2" office:value-type="string">
            <text:p text:style-name="P43">AX = 1A07</text:p>
          </table:table-cell>
          <table:covered-table-cell/>
        </table:table-row>
        <table:table-row table:style-name="TableLine94505500732992">
          <table:table-cell table:style-name="Таблица3.A2" office:value-type="string">
            <text:p text:style-name="P23">0007</text:p>
          </table:table-cell>
          <table:table-cell table:style-name="Таблица3.A2" table:number-columns-spanned="2" office:value-type="string">
            <text:p text:style-name="P43">MOV DS,AX</text:p>
          </table:table-cell>
          <table:covered-table-cell/>
          <table:table-cell table:style-name="Таблица3.A2" table:number-columns-spanned="2" office:value-type="string">
            <text:p text:style-name="P43">8ED8</text:p>
          </table:table-cell>
          <table:covered-table-cell/>
          <table:table-cell table:style-name="Таблица3.A2" office:value-type="string">
            <text:p text:style-name="P43">DS = 19F5</text:p>
          </table:table-cell>
          <table:table-cell table:style-name="Таблица3.H2" table:number-columns-spanned="2" office:value-type="string">
            <text:p text:style-name="P43">DS = 1A07</text:p>
          </table:table-cell>
          <table:covered-table-cell/>
        </table:table-row>
        <table:table-row table:style-name="TableLine94505500734128">
          <table:table-cell table:style-name="Таблица3.A2" office:value-type="string">
            <text:p text:style-name="P24">0009</text:p>
          </table:table-cell>
          <table:table-cell table:style-name="Таблица3.A2" table:number-columns-spanned="2" office:value-type="string">
            <text:p text:style-name="P58">MOV AX,01F4</text:p>
          </table:table-cell>
          <table:covered-table-cell/>
          <table:table-cell table:style-name="Таблица3.A2" table:number-columns-spanned="2" office:value-type="string">
            <text:p text:style-name="P47">B8F401</text:p>
          </table:table-cell>
          <table:covered-table-cell/>
          <table:table-cell table:style-name="Таблица3.A2" office:value-type="string">
            <text:p text:style-name="P47">AX = 1A07</text:p>
          </table:table-cell>
          <table:table-cell table:style-name="Таблица3.H2" table:number-columns-spanned="2" office:value-type="string">
            <text:p text:style-name="P47">AX = 01F4</text:p>
          </table:table-cell>
          <table:covered-table-cell/>
        </table:table-row>
        <text:soft-page-break/>
        <table:table-row table:style-name="TableLine94505500735344">
          <table:table-cell table:style-name="Таблица3.A2" office:value-type="string">
            <text:p text:style-name="P24">000C</text:p>
          </table:table-cell>
          <table:table-cell table:style-name="Таблица3.A2" table:number-columns-spanned="2" office:value-type="string">
            <text:p text:style-name="P47">MOV CX,AX</text:p>
          </table:table-cell>
          <table:covered-table-cell/>
          <table:table-cell table:style-name="Таблица3.A2" table:number-columns-spanned="2" office:value-type="string">
            <text:p text:style-name="P47">8BC8</text:p>
          </table:table-cell>
          <table:covered-table-cell/>
          <table:table-cell table:style-name="Таблица3.A2" office:value-type="string">
            <text:p text:style-name="P48">CX = 00B0</text:p>
          </table:table-cell>
          <table:table-cell table:style-name="Таблица3.H2" table:number-columns-spanned="2" office:value-type="string">
            <text:p text:style-name="P48">CX = 01F4</text:p>
          </table:table-cell>
          <table:covered-table-cell/>
        </table:table-row>
        <table:table-row table:style-name="TableLine94505500736560">
          <table:table-cell table:style-name="Таблица3.A2" office:value-type="string">
            <text:p text:style-name="P25">000E</text:p>
          </table:table-cell>
          <table:table-cell table:style-name="Таблица3.A2" table:number-columns-spanned="2" office:value-type="string">
            <text:p text:style-name="P48">MOV BL,24</text:p>
          </table:table-cell>
          <table:covered-table-cell/>
          <table:table-cell table:style-name="Таблица3.A2" table:number-columns-spanned="2" office:value-type="string">
            <text:p text:style-name="P48">B324</text:p>
          </table:table-cell>
          <table:covered-table-cell/>
          <table:table-cell table:style-name="Таблица3.A2" office:value-type="string">
            <text:p text:style-name="P48">BX = 0000</text:p>
          </table:table-cell>
          <table:table-cell table:style-name="Таблица3.H2" table:number-columns-spanned="2" office:value-type="string">
            <text:p text:style-name="P48">BX = 0024</text:p>
          </table:table-cell>
          <table:covered-table-cell/>
        </table:table-row>
        <table:table-row table:style-name="TableLine94505500737776">
          <table:table-cell table:style-name="Таблица3.A2" office:value-type="string">
            <text:p text:style-name="P25">0010</text:p>
          </table:table-cell>
          <table:table-cell table:style-name="Таблица3.A2" table:number-columns-spanned="2" office:value-type="string">
            <text:p text:style-name="P48">MOV BH,CE</text:p>
          </table:table-cell>
          <table:covered-table-cell/>
          <table:table-cell table:style-name="Таблица3.A2" table:number-columns-spanned="2" office:value-type="string">
            <text:p text:style-name="P48">B7CE</text:p>
          </table:table-cell>
          <table:covered-table-cell/>
          <table:table-cell table:style-name="Таблица3.A2" office:value-type="string">
            <text:p text:style-name="P48">BX = 0024</text:p>
          </table:table-cell>
          <table:table-cell table:style-name="Таблица3.H2" table:number-columns-spanned="2" office:value-type="string">
            <text:p text:style-name="P48">BX = CE24</text:p>
          </table:table-cell>
          <table:covered-table-cell/>
        </table:table-row>
        <table:table-row table:style-name="TableLine94505500738992">
          <table:table-cell table:style-name="Таблица3.A2" office:value-type="string">
            <text:p text:style-name="P25">0012</text:p>
          </table:table-cell>
          <table:table-cell table:style-name="Таблица3.A2" table:number-columns-spanned="2" office:value-type="string">
            <text:p text:style-name="P48">MOV [0002],FFCE</text:p>
          </table:table-cell>
          <table:covered-table-cell/>
          <table:table-cell table:style-name="Таблица3.A2" table:number-columns-spanned="2" office:value-type="string">
            <text:p text:style-name="P48">C7060200CEFF</text:p>
          </table:table-cell>
          <table:covered-table-cell/>
          <table:table-cell table:style-name="Таблица3.A2" office:value-type="string">
            <text:p text:style-name="P48">DS:0002 = 00</text:p>
            <text:p text:style-name="P48">DS:0003 = 00</text:p>
          </table:table-cell>
          <table:table-cell table:style-name="Таблица3.H2" table:number-columns-spanned="2" office:value-type="string">
            <text:p text:style-name="P48">DS:0002 = CE</text:p>
            <text:p text:style-name="P48">DS:0003 = FF</text:p>
          </table:table-cell>
          <table:covered-table-cell/>
        </table:table-row>
        <table:table-row table:style-name="TableLine94505500740208">
          <table:table-cell table:style-name="Таблица3.A2" office:value-type="string">
            <text:p text:style-name="P25">0018</text:p>
          </table:table-cell>
          <table:table-cell table:style-name="Таблица3.A2" table:number-columns-spanned="2" office:value-type="string">
            <text:p text:style-name="P48">MOV BX,0006</text:p>
          </table:table-cell>
          <table:covered-table-cell/>
          <table:table-cell table:style-name="Таблица3.A2" table:number-columns-spanned="2" office:value-type="string">
            <text:p text:style-name="P48">BB0600</text:p>
          </table:table-cell>
          <table:covered-table-cell/>
          <table:table-cell table:style-name="Таблица3.A2" office:value-type="string">
            <text:p text:style-name="P48">BX = CE24</text:p>
          </table:table-cell>
          <table:table-cell table:style-name="Таблица3.H2" table:number-columns-spanned="2" office:value-type="string">
            <text:p text:style-name="P48">BX = 0006</text:p>
          </table:table-cell>
          <table:covered-table-cell/>
        </table:table-row>
        <table:table-row table:style-name="TableLine94505500742464">
          <table:table-cell table:style-name="Таблица3.A2" office:value-type="string">
            <text:p text:style-name="P25">001B</text:p>
          </table:table-cell>
          <table:table-cell table:style-name="Таблица3.A2" table:number-columns-spanned="2" office:value-type="string">
            <text:p text:style-name="P48">MOV [0000],AX</text:p>
          </table:table-cell>
          <table:covered-table-cell/>
          <table:table-cell table:style-name="Таблица3.A2" table:number-columns-spanned="2" office:value-type="string">
            <text:p text:style-name="P48">A30000</text:p>
          </table:table-cell>
          <table:covered-table-cell/>
          <table:table-cell table:style-name="Таблица3.A2" office:value-type="string">
            <text:p text:style-name="P48">DS:0000 = 00</text:p>
            <text:p text:style-name="P48">DS:0001 = 00</text:p>
          </table:table-cell>
          <table:table-cell table:style-name="Таблица3.H2" table:number-columns-spanned="2" office:value-type="string">
            <text:p text:style-name="P48">DS:0000 = F4</text:p>
            <text:p text:style-name="P48">DS:0001 = 01</text:p>
          </table:table-cell>
          <table:covered-table-cell/>
        </table:table-row>
        <table:table-row table:style-name="TableLine94505500743680">
          <table:table-cell table:style-name="Таблица3.A2" office:value-type="string">
            <text:p text:style-name="P25">001E</text:p>
          </table:table-cell>
          <table:table-cell table:style-name="Таблица3.A2" table:number-columns-spanned="2" office:value-type="string">
            <text:p text:style-name="P48">MOV AL,[BX]</text:p>
          </table:table-cell>
          <table:covered-table-cell/>
          <table:table-cell table:style-name="Таблица3.A2" table:number-columns-spanned="2" office:value-type="string">
            <text:p text:style-name="P48">8A07</text:p>
          </table:table-cell>
          <table:covered-table-cell/>
          <table:table-cell table:style-name="Таблица3.A2" office:value-type="string">
            <text:p text:style-name="P48">AX = 01F4</text:p>
          </table:table-cell>
          <table:table-cell table:style-name="Таблица3.H2" table:number-columns-spanned="2" office:value-type="string">
            <text:p text:style-name="P48">AX = 0126</text:p>
          </table:table-cell>
          <table:covered-table-cell/>
        </table:table-row>
        <table:table-row table:style-name="TableLine94505500744896">
          <table:table-cell table:style-name="Таблица3.A2" office:value-type="string">
            <text:p text:style-name="P26">0020</text:p>
          </table:table-cell>
          <table:table-cell table:style-name="Таблица3.A2" table:number-columns-spanned="2" office:value-type="string">
            <text:p text:style-name="P50">MOV AL,[BX+03]</text:p>
          </table:table-cell>
          <table:covered-table-cell/>
          <table:table-cell table:style-name="Таблица3.A2" table:number-columns-spanned="2" office:value-type="string">
            <text:p text:style-name="P50">8A4703</text:p>
          </table:table-cell>
          <table:covered-table-cell/>
          <table:table-cell table:style-name="Таблица3.A2" office:value-type="string">
            <text:p text:style-name="P50">AX = 0126</text:p>
          </table:table-cell>
          <table:table-cell table:style-name="Таблица3.H2" table:number-columns-spanned="2" office:value-type="string">
            <text:p text:style-name="P50">AX = 0123</text:p>
          </table:table-cell>
          <table:covered-table-cell/>
        </table:table-row>
        <table:table-row table:style-name="TableLine94505500746112">
          <table:table-cell table:style-name="Таблица3.A2" office:value-type="string">
            <text:p text:style-name="P26">0023</text:p>
          </table:table-cell>
          <table:table-cell table:style-name="Таблица3.A2" table:number-columns-spanned="2" office:value-type="string">
            <text:p text:style-name="P50">MOV CX,[BX+03]</text:p>
          </table:table-cell>
          <table:covered-table-cell/>
          <table:table-cell table:style-name="Таблица3.A2" table:number-columns-spanned="2" office:value-type="string">
            <text:p text:style-name="P50">8B4F03</text:p>
          </table:table-cell>
          <table:covered-table-cell/>
          <table:table-cell table:style-name="Таблица3.A2" office:value-type="string">
            <text:p text:style-name="P50">CX = 01F4</text:p>
          </table:table-cell>
          <table:table-cell table:style-name="Таблица3.H2" table:number-columns-spanned="2" office:value-type="string">
            <text:p text:style-name="P50">CX =0123</text:p>
          </table:table-cell>
          <table:covered-table-cell/>
        </table:table-row>
        <table:table-row table:style-name="TableLine94505500747328">
          <table:table-cell table:style-name="Таблица3.A2" office:value-type="string">
            <text:p text:style-name="P26">0026</text:p>
          </table:table-cell>
          <table:table-cell table:style-name="Таблица3.A2" table:number-columns-spanned="2" office:value-type="string">
            <text:p text:style-name="P50">MOV DI,0002</text:p>
          </table:table-cell>
          <table:covered-table-cell/>
          <table:table-cell table:style-name="Таблица3.A2" table:number-columns-spanned="2" office:value-type="string">
            <text:p text:style-name="P50">BF0200</text:p>
          </table:table-cell>
          <table:covered-table-cell/>
          <table:table-cell table:style-name="Таблица3.A2" office:value-type="string">
            <text:p text:style-name="P50">DI = 0000</text:p>
          </table:table-cell>
          <table:table-cell table:style-name="Таблица3.H2" table:number-columns-spanned="2" office:value-type="string">
            <text:p text:style-name="P50">DI = 0002</text:p>
          </table:table-cell>
          <table:covered-table-cell/>
        </table:table-row>
        <table:table-row table:style-name="TableLine94505500748544">
          <table:table-cell table:style-name="Таблица3.A2" office:value-type="string">
            <text:p text:style-name="P26">0029</text:p>
          </table:table-cell>
          <table:table-cell table:style-name="Таблица3.A2" table:number-columns-spanned="2" office:value-type="string">
            <text:p text:style-name="P50">MOV AL,[000E+DI]</text:p>
          </table:table-cell>
          <table:covered-table-cell/>
          <table:table-cell table:style-name="Таблица3.A2" table:number-columns-spanned="2" office:value-type="string">
            <text:p text:style-name="P50">8A850E00</text:p>
          </table:table-cell>
          <table:covered-table-cell/>
          <table:table-cell table:style-name="Таблица3.A2" office:value-type="string">
            <text:p text:style-name="P50">AX = 0123</text:p>
          </table:table-cell>
          <table:table-cell table:style-name="Таблица3.H2" table:number-columns-spanned="2" office:value-type="string">
            <text:p text:style-name="P50">AX = 01BA</text:p>
          </table:table-cell>
          <table:covered-table-cell/>
        </table:table-row>
        <table:table-row table:style-name="TableLine94505500749760">
          <table:table-cell table:style-name="Таблица3.A2" office:value-type="string">
            <text:p text:style-name="P26">002D</text:p>
          </table:table-cell>
          <table:table-cell table:style-name="Таблица3.A2" table:number-columns-spanned="2" office:value-type="string">
            <text:p text:style-name="P50">MOV BX,0003</text:p>
          </table:table-cell>
          <table:covered-table-cell/>
          <table:table-cell table:style-name="Таблица3.A2" table:number-columns-spanned="2" office:value-type="string">
            <text:p text:style-name="P50">BB0300</text:p>
          </table:table-cell>
          <table:covered-table-cell/>
          <table:table-cell table:style-name="Таблица3.A2" office:value-type="string">
            <text:p text:style-name="P50">BX = 0006</text:p>
          </table:table-cell>
          <table:table-cell table:style-name="Таблица3.H2" table:number-columns-spanned="2" office:value-type="string">
            <text:p text:style-name="P50">BX = 0003</text:p>
          </table:table-cell>
          <table:covered-table-cell/>
        </table:table-row>
        <table:table-row table:style-name="TableLine94505500750976">
          <table:table-cell table:style-name="Таблица3.A2" office:value-type="string">
            <text:p text:style-name="P26">0030</text:p>
          </table:table-cell>
          <table:table-cell table:style-name="Таблица3.A2" table:number-columns-spanned="2" office:value-type="string">
            <text:p text:style-name="P50">MOV AL,[0016+BX+DI]</text:p>
          </table:table-cell>
          <table:covered-table-cell/>
          <table:table-cell table:style-name="Таблица3.A2" table:number-columns-spanned="2" office:value-type="string">
            <text:p text:style-name="P50">8A811600</text:p>
          </table:table-cell>
          <table:covered-table-cell/>
          <table:table-cell table:style-name="Таблица3.A2" office:value-type="string">
            <text:p text:style-name="P50">AX = 01BA</text:p>
          </table:table-cell>
          <table:table-cell table:style-name="Таблица3.H2" table:number-columns-spanned="2" office:value-type="string">
            <text:p text:style-name="P50">AX = <text:span text:style-name="T21">01F9</text:span></text:p>
          </table:table-cell>
          <table:covered-table-cell/>
        </table:table-row>
        <table:table-row table:style-name="TableLine94505500752192">
          <table:table-cell table:style-name="Таблица3.A2" office:value-type="string">
            <text:p text:style-name="P27">0034</text:p>
          </table:table-cell>
          <table:table-cell table:style-name="Таблица3.A2" table:number-columns-spanned="2" office:value-type="string">
            <text:p text:style-name="P51">MOV AX,1A07</text:p>
          </table:table-cell>
          <table:covered-table-cell/>
          <table:table-cell table:style-name="Таблица3.A2" table:number-columns-spanned="2" office:value-type="string">
            <text:p text:style-name="P51">B8071A</text:p>
          </table:table-cell>
          <table:covered-table-cell/>
          <table:table-cell table:style-name="Таблица3.A2" office:value-type="string">
            <text:p text:style-name="P51">AX = 01F9</text:p>
          </table:table-cell>
          <table:table-cell table:style-name="Таблица3.H2" table:number-columns-spanned="2" office:value-type="string">
            <text:p text:style-name="P51">AX = 1A07</text:p>
          </table:table-cell>
          <table:covered-table-cell/>
        </table:table-row>
        <table:table-row table:style-name="TableLine94505500753408">
          <table:table-cell table:style-name="Таблица3.A2" office:value-type="string">
            <text:p text:style-name="P27">0037</text:p>
          </table:table-cell>
          <table:table-cell table:style-name="Таблица3.A2" table:number-columns-spanned="2" office:value-type="string">
            <text:p text:style-name="P51">MOV ES,AX</text:p>
          </table:table-cell>
          <table:covered-table-cell/>
          <table:table-cell table:style-name="Таблица3.A2" table:number-columns-spanned="2" office:value-type="string">
            <text:p text:style-name="P51">83C0</text:p>
          </table:table-cell>
          <table:covered-table-cell/>
          <table:table-cell table:style-name="Таблица3.A2" office:value-type="string">
            <text:p text:style-name="P51">ES = 19F5</text:p>
          </table:table-cell>
          <table:table-cell table:style-name="Таблица3.H2" table:number-columns-spanned="2" office:value-type="string">
            <text:p text:style-name="P51">ES = 1A07</text:p>
          </table:table-cell>
          <table:covered-table-cell/>
        </table:table-row>
        <table:table-row table:style-name="TableLine94505500754624">
          <table:table-cell table:style-name="Таблица3.A2" office:value-type="string">
            <text:p text:style-name="P31">0039</text:p>
          </table:table-cell>
          <table:table-cell table:style-name="Таблица3.A2" table:number-columns-spanned="2" office:value-type="string">
            <text:p text:style-name="P56">MOV AX,ES:[BX]</text:p>
          </table:table-cell>
          <table:covered-table-cell/>
          <table:table-cell table:style-name="Таблица3.A2" table:number-columns-spanned="2" office:value-type="string">
            <text:p text:style-name="P56">268B07</text:p>
          </table:table-cell>
          <table:covered-table-cell/>
          <table:table-cell table:style-name="Таблица3.A2" office:value-type="string">
            <text:p text:style-name="P56">AX = 1A07</text:p>
          </table:table-cell>
          <table:table-cell table:style-name="Таблица3.H2" table:number-columns-spanned="2" office:value-type="string">
            <text:p text:style-name="P56">AX = 00FF</text:p>
          </table:table-cell>
          <table:covered-table-cell/>
        </table:table-row>
        <table:table-row table:style-name="TableLine94505500755840">
          <table:table-cell table:style-name="Таблица3.A2" office:value-type="string">
            <text:p text:style-name="P28">003C</text:p>
          </table:table-cell>
          <table:table-cell table:style-name="Таблица3.A2" table:number-columns-spanned="2" office:value-type="string">
            <text:p text:style-name="P52">MOV AX,0000</text:p>
          </table:table-cell>
          <table:covered-table-cell/>
          <table:table-cell table:style-name="Таблица3.A2" table:number-columns-spanned="2" office:value-type="string">
            <text:p text:style-name="P52">B80000</text:p>
          </table:table-cell>
          <table:covered-table-cell/>
          <table:table-cell table:style-name="Таблица3.A2" office:value-type="string">
            <text:p text:style-name="P52">AX = 00FF</text:p>
          </table:table-cell>
          <table:table-cell table:style-name="Таблица3.H2" table:number-columns-spanned="2" office:value-type="string">
            <text:p text:style-name="P52">AX = 0000</text:p>
          </table:table-cell>
          <table:covered-table-cell/>
        </table:table-row>
        <table:table-row table:style-name="TableLine94505500759120">
          <table:table-cell table:style-name="Таблица3.A2" office:value-type="string">
            <text:p text:style-name="P28">003F</text:p>
          </table:table-cell>
          <table:table-cell table:style-name="Таблица3.A2" table:number-columns-spanned="2" office:value-type="string">
            <text:p text:style-name="P52">MOV ES,AX</text:p>
          </table:table-cell>
          <table:covered-table-cell/>
          <table:table-cell table:style-name="Таблица3.A2" table:number-columns-spanned="2" office:value-type="string">
            <text:p text:style-name="P52">8EC0</text:p>
          </table:table-cell>
          <table:covered-table-cell/>
          <table:table-cell table:style-name="Таблица3.A2" office:value-type="string">
            <text:p text:style-name="P52">ES = 1A07</text:p>
          </table:table-cell>
          <table:table-cell table:style-name="Таблица3.H2" table:number-columns-spanned="2" office:value-type="string">
            <text:p text:style-name="P52">ES = 0000</text:p>
          </table:table-cell>
          <table:covered-table-cell/>
        </table:table-row>
        <table:table-row table:style-name="TableLine94505500760336">
          <table:table-cell table:style-name="Таблица3.A2" office:value-type="string">
            <text:p text:style-name="P28">0041</text:p>
          </table:table-cell>
          <table:table-cell table:style-name="Таблица3.A2" table:number-columns-spanned="2" office:value-type="string">
            <text:p text:style-name="P52">PUSH DS</text:p>
          </table:table-cell>
          <table:covered-table-cell/>
          <table:table-cell table:style-name="Таблица3.A2" table:number-columns-spanned="2" office:value-type="string">
            <text:p text:style-name="P52">1E</text:p>
          </table:table-cell>
          <table:covered-table-cell/>
          <table:table-cell table:style-name="Таблица3.A2" office:value-type="string">
            <text:p text:style-name="P52">stack</text:p>
            <text:p text:style-name="P41"><text:s text:c="10"/>+0 <text:span text:style-name="T22">0000</text:span></text:p>
            <text:p text:style-name="P41"><text:s text:c="10"/>+2 <text:span text:style-name="T22">19F5</text:span></text:p>
            <text:p text:style-name="P41"><text:s text:c="10"/>+4 0000</text:p>
            <text:p text:style-name="P45"><text:s text:c="10"/>+6 0000</text:p>
          </table:table-cell>
          <table:table-cell table:style-name="Таблица3.H2" table:number-columns-spanned="2" office:value-type="string">
            <text:p text:style-name="P52">stack</text:p>
            <text:p text:style-name="P41"><text:s text:c="10"/>+0 <text:span text:style-name="T22">1A07</text:span></text:p>
            <text:p text:style-name="P41"><text:s text:c="10"/>+2 0000</text:p>
            <text:p text:style-name="P41"><text:s text:c="10"/>+4 <text:span text:style-name="T22">19F5</text:span></text:p>
            <text:p text:style-name="P45"><text:s text:c="10"/>+6 0000</text:p>
          </table:table-cell>
          <table:covered-table-cell/>
        </table:table-row>
        <table:table-row table:style-name="TableLine94505500761552">
          <table:table-cell table:style-name="Таблица3.A2" office:value-type="string">
            <text:p text:style-name="P28">0042</text:p>
          </table:table-cell>
          <table:table-cell table:style-name="Таблица3.A2" table:number-columns-spanned="2" office:value-type="string">
            <text:p text:style-name="P52">POP ES</text:p>
          </table:table-cell>
          <table:covered-table-cell/>
          <table:table-cell table:style-name="Таблица3.A2" table:number-columns-spanned="2" office:value-type="string">
            <text:p text:style-name="P52">07</text:p>
          </table:table-cell>
          <table:covered-table-cell/>
          <table:table-cell table:style-name="Таблица3.A2" office:value-type="string">
            <text:p text:style-name="P52">SP = 0012</text:p>
            <text:p text:style-name="P52">ES = 0000</text:p>
            <text:p text:style-name="P52">stack</text:p>
            <text:p text:style-name="P41"><text:s text:c="10"/>+0 <text:span text:style-name="T22">1A07</text:span></text:p>
            <text:p text:style-name="P41"><text:s text:c="10"/>+2 0000</text:p>
            <text:p text:style-name="P41"><text:soft-page-break/><text:s text:c="10"/>+4 <text:span text:style-name="T22">19F5</text:span></text:p>
            <text:p text:style-name="P45"><text:s text:c="10"/>+6 0000</text:p>
          </table:table-cell>
          <table:table-cell table:style-name="Таблица3.H2" table:number-columns-spanned="2" office:value-type="string">
            <text:p text:style-name="P52">SP = 0014</text:p>
            <text:p text:style-name="P52">ES = 1A07</text:p>
            <text:p text:style-name="P52">stack</text:p>
            <text:p text:style-name="P41"><text:s text:c="10"/>+0 <text:span text:style-name="T22">0000</text:span></text:p>
            <text:p text:style-name="P41"><text:s text:c="10"/>+2 <text:span text:style-name="T22">19F5</text:span></text:p>
            <text:p text:style-name="P41"><text:soft-page-break/><text:s text:c="10"/>+4 <text:span text:style-name="T22">0000</text:span></text:p>
            <text:p text:style-name="P45"><text:s text:c="10"/>+6 0000</text:p>
          </table:table-cell>
          <table:covered-table-cell/>
        </table:table-row>
        <table:table-row table:style-name="TableLine94505500762768">
          <table:table-cell table:style-name="Таблица3.A2" office:value-type="string">
            <text:p text:style-name="P28">0043</text:p>
          </table:table-cell>
          <table:table-cell table:style-name="Таблица3.A2" table:number-columns-spanned="2" office:value-type="string">
            <text:p text:style-name="P52">MOV CS,ES:[BX-01]</text:p>
          </table:table-cell>
          <table:covered-table-cell/>
          <table:table-cell table:style-name="Таблица3.A2" table:number-columns-spanned="2" office:value-type="string">
            <text:p text:style-name="P52">268B4FFF</text:p>
          </table:table-cell>
          <table:covered-table-cell/>
          <table:table-cell table:style-name="Таблица3.A2" office:value-type="string">
            <text:p text:style-name="P52">CX = 1F23</text:p>
          </table:table-cell>
          <table:table-cell table:style-name="Таблица3.H2" table:number-columns-spanned="2" office:value-type="string">
            <text:p text:style-name="P52">CX = FFCE</text:p>
          </table:table-cell>
          <table:covered-table-cell/>
        </table:table-row>
        <table:table-row table:style-name="TableLine94505500763984">
          <table:table-cell table:style-name="Таблица3.A2" office:value-type="string">
            <text:p text:style-name="P29">0047</text:p>
          </table:table-cell>
          <table:table-cell table:style-name="Таблица3.A2" table:number-columns-spanned="2" office:value-type="string">
            <text:p text:style-name="P54">XCHG AX,CX</text:p>
          </table:table-cell>
          <table:covered-table-cell/>
          <table:table-cell table:style-name="Таблица3.A2" table:number-columns-spanned="2" office:value-type="string">
            <text:p text:style-name="P54">91</text:p>
          </table:table-cell>
          <table:covered-table-cell/>
          <table:table-cell table:style-name="Таблица3.A2" office:value-type="string">
            <text:p text:style-name="P54">AX = 0000</text:p>
            <text:p text:style-name="P54">CX = FFCE</text:p>
          </table:table-cell>
          <table:table-cell table:style-name="Таблица3.H2" table:number-columns-spanned="2" office:value-type="string">
            <text:p text:style-name="P54">AX = FFCE</text:p>
            <text:p text:style-name="P54">CX = 0000</text:p>
          </table:table-cell>
          <table:covered-table-cell/>
        </table:table-row>
        <table:table-row table:style-name="TableLine94505500765200">
          <table:table-cell table:style-name="Таблица3.A2" office:value-type="string">
            <text:p text:style-name="P29">0048</text:p>
          </table:table-cell>
          <table:table-cell table:style-name="Таблица3.A2" table:number-columns-spanned="2" office:value-type="string">
            <text:p text:style-name="P54">MOV DI,0002</text:p>
          </table:table-cell>
          <table:covered-table-cell/>
          <table:table-cell table:style-name="Таблица3.A2" table:number-columns-spanned="2" office:value-type="string">
            <text:p text:style-name="P54">BF0200</text:p>
          </table:table-cell>
          <table:covered-table-cell/>
          <table:table-cell table:style-name="Таблица3.A2" office:value-type="string">
            <text:p text:style-name="P54">DI = 0002</text:p>
          </table:table-cell>
          <table:table-cell table:style-name="Таблица3.H2" table:number-columns-spanned="2" office:value-type="string">
            <text:p text:style-name="P54">DI = 0002</text:p>
          </table:table-cell>
          <table:covered-table-cell/>
        </table:table-row>
        <table:table-row table:style-name="TableLine94505500766416">
          <table:table-cell table:style-name="Таблица3.A2" office:value-type="string">
            <text:p text:style-name="P30">004B</text:p>
          </table:table-cell>
          <table:table-cell table:style-name="Таблица3.A2" table:number-columns-spanned="2" office:value-type="string">
            <text:p text:style-name="P55">MOV ES:[BX+DI,AX</text:p>
          </table:table-cell>
          <table:covered-table-cell/>
          <table:table-cell table:style-name="Таблица3.A2" table:number-columns-spanned="2" office:value-type="string">
            <text:p text:style-name="P55">268901</text:p>
          </table:table-cell>
          <table:covered-table-cell/>
          <table:table-cell table:style-name="Таблица3.A2" office:value-type="string">
            <text:p text:style-name="P49">DS:000<text:span text:style-name="T23">5</text:span> = 00</text:p>
            <text:p text:style-name="P49">DS:000<text:span text:style-name="T23">6</text:span> = <text:span text:style-name="T23">26</text:span></text:p>
          </table:table-cell>
          <table:table-cell table:style-name="Таблица3.H2" table:number-columns-spanned="2" office:value-type="string">
            <text:p text:style-name="P49">DS:000<text:span text:style-name="T23">5</text:span> = <text:span text:style-name="T23">CE</text:span></text:p>
            <text:p text:style-name="P49">DS:000<text:span text:style-name="T23">6</text:span> = <text:span text:style-name="T23">FF</text:span></text:p>
          </table:table-cell>
          <table:covered-table-cell/>
        </table:table-row>
        <table:table-row table:style-name="TableLine94505500767632">
          <table:table-cell table:style-name="Таблица3.A2" office:value-type="string">
            <text:p text:style-name="P30">004E</text:p>
          </table:table-cell>
          <table:table-cell table:style-name="Таблица3.A2" table:number-columns-spanned="2" office:value-type="string">
            <text:p text:style-name="P55">MOV BP,SP</text:p>
          </table:table-cell>
          <table:covered-table-cell/>
          <table:table-cell table:style-name="Таблица3.A2" table:number-columns-spanned="2" office:value-type="string">
            <text:p text:style-name="P55">8BEC</text:p>
          </table:table-cell>
          <table:covered-table-cell/>
          <table:table-cell table:style-name="Таблица3.A2" office:value-type="string">
            <text:p text:style-name="P55">BP = 0000</text:p>
          </table:table-cell>
          <table:table-cell table:style-name="Таблица3.H2" table:number-columns-spanned="2" office:value-type="string">
            <text:p text:style-name="P55">BP = 0014</text:p>
          </table:table-cell>
          <table:covered-table-cell/>
        </table:table-row>
        <table:table-row table:style-name="TableLine94505500768848">
          <table:table-cell table:style-name="Таблица3.A2" office:value-type="string">
            <text:p text:style-name="P30">0050</text:p>
          </table:table-cell>
          <table:table-cell table:style-name="Таблица3.A2" table:number-columns-spanned="2" office:value-type="string">
            <text:p text:style-name="P55">PUSH [0000]</text:p>
          </table:table-cell>
          <table:covered-table-cell/>
          <table:table-cell table:style-name="Таблица3.A2" table:number-columns-spanned="2" office:value-type="string">
            <text:p text:style-name="P55">FF360000</text:p>
          </table:table-cell>
          <table:covered-table-cell/>
          <table:table-cell table:style-name="Таблица3.A2" office:value-type="string">
            <text:p text:style-name="P53">stack</text:p>
            <text:p text:style-name="P42"><text:s text:c="10"/>+0 <text:span text:style-name="T22">0000</text:span></text:p>
            <text:p text:style-name="P42"><text:s text:c="10"/>+2 <text:span text:style-name="T22">19F5</text:span></text:p>
            <text:p text:style-name="P42"><text:s text:c="10"/>+4 <text:span text:style-name="T22">0000</text:span></text:p>
            <text:p text:style-name="P46"><text:s text:c="10"/>+6 0000</text:p>
          </table:table-cell>
          <table:table-cell table:style-name="Таблица3.H2" table:number-columns-spanned="2" office:value-type="string">
            <text:p text:style-name="P53">stack</text:p>
            <text:p text:style-name="P42"><text:s text:c="10"/>+0 <text:span text:style-name="T22">0</text:span><text:span text:style-name="T23">1F4</text:span></text:p>
            <text:p text:style-name="P42"><text:s text:c="10"/>+2 <text:span text:style-name="T23">0000</text:span></text:p>
            <text:p text:style-name="P42"><text:s text:c="10"/>+4 <text:span text:style-name="T23">19F5</text:span></text:p>
            <text:p text:style-name="P46"><text:s text:c="10"/>+6 0000</text:p>
          </table:table-cell>
          <table:covered-table-cell/>
        </table:table-row>
        <table:table-row table:style-name="TableLine94505500770064">
          <table:table-cell table:style-name="Таблица3.A2" office:value-type="string">
            <text:p text:style-name="P30">0054</text:p>
          </table:table-cell>
          <table:table-cell table:style-name="Таблица3.A2" table:number-columns-spanned="2" office:value-type="string">
            <text:p text:style-name="P55">PUSH [0002]</text:p>
          </table:table-cell>
          <table:covered-table-cell/>
          <table:table-cell table:style-name="Таблица3.A2" table:number-columns-spanned="2" office:value-type="string">
            <text:p text:style-name="P55">FF360200</text:p>
          </table:table-cell>
          <table:covered-table-cell/>
          <table:table-cell table:style-name="Таблица3.A2" office:value-type="string">
            <text:p text:style-name="P53">stack</text:p>
            <text:p text:style-name="P42"><text:s text:c="10"/>+0 <text:span text:style-name="T22">0</text:span><text:span text:style-name="T23">1F4</text:span></text:p>
            <text:p text:style-name="P42"><text:s text:c="10"/>+2 <text:span text:style-name="T23">0000</text:span></text:p>
            <text:p text:style-name="P42"><text:s text:c="10"/>+4 <text:span text:style-name="T23">19F5</text:span></text:p>
            <text:p text:style-name="P46"><text:s text:c="10"/>+6 0000</text:p>
          </table:table-cell>
          <table:table-cell table:style-name="Таблица3.H2" table:number-columns-spanned="2" office:value-type="string">
            <text:p text:style-name="P53">stack</text:p>
            <text:p text:style-name="P42"><text:s text:c="10"/>+0 <text:span text:style-name="T23">FFCE</text:span></text:p>
            <text:p text:style-name="P42"><text:s text:c="10"/>+2 <text:span text:style-name="T23">01F4</text:span></text:p>
            <text:p text:style-name="P42"><text:s text:c="10"/>+4 <text:span text:style-name="T23">0000</text:span></text:p>
            <text:p text:style-name="P46"><text:s text:c="10"/>+6 <text:span text:style-name="T23">19F5</text:span></text:p>
          </table:table-cell>
          <table:covered-table-cell/>
        </table:table-row>
        <table:table-row table:style-name="TableLine94505500771280">
          <table:table-cell table:style-name="Таблица3.A2" office:value-type="string">
            <text:p text:style-name="P30">0058</text:p>
          </table:table-cell>
          <table:table-cell table:style-name="Таблица3.A2" table:number-columns-spanned="2" office:value-type="string">
            <text:p text:style-name="P55">MOV BP,SP</text:p>
          </table:table-cell>
          <table:covered-table-cell/>
          <table:table-cell table:style-name="Таблица3.A2" table:number-columns-spanned="2" office:value-type="string">
            <text:p text:style-name="P55">8BEC</text:p>
          </table:table-cell>
          <table:covered-table-cell/>
          <table:table-cell table:style-name="Таблица3.A2" office:value-type="string">
            <text:p text:style-name="P55">BP = 0014</text:p>
          </table:table-cell>
          <table:table-cell table:style-name="Таблица3.H2" table:number-columns-spanned="2" office:value-type="string">
            <text:p text:style-name="P55">BP = 0010</text:p>
          </table:table-cell>
          <table:covered-table-cell/>
        </table:table-row>
        <table:table-row table:style-name="TableLine94505500772496">
          <table:table-cell table:style-name="Таблица3.A2" office:value-type="string">
            <text:p text:style-name="P30">005A</text:p>
          </table:table-cell>
          <table:table-cell table:style-name="Таблица3.A2" table:number-columns-spanned="2" office:value-type="string">
            <text:p text:style-name="P55">MOV DX,[BP+02]</text:p>
          </table:table-cell>
          <table:covered-table-cell/>
          <table:table-cell table:style-name="Таблица3.A2" table:number-columns-spanned="2" office:value-type="string">
            <text:p text:style-name="P55">8B5602</text:p>
          </table:table-cell>
          <table:covered-table-cell/>
          <table:table-cell table:style-name="Таблица3.A2" office:value-type="string">
            <text:p text:style-name="P55">DX = 0000</text:p>
          </table:table-cell>
          <table:table-cell table:style-name="Таблица3.H2" table:number-columns-spanned="2" office:value-type="string">
            <text:p text:style-name="P55">DX = 01F4</text:p>
          </table:table-cell>
          <table:covered-table-cell/>
        </table:table-row>
        <table:table-row table:style-name="TableLine94505500773712">
          <table:table-cell table:style-name="Таблица3.A2" office:value-type="string">
            <text:p text:style-name="P30">005D</text:p>
          </table:table-cell>
          <table:table-cell table:style-name="Таблица3.A2" table:number-columns-spanned="2" office:value-type="string">
            <text:p text:style-name="P55">RET Far 0002</text:p>
          </table:table-cell>
          <table:covered-table-cell/>
          <table:table-cell table:style-name="Таблица3.A2" table:number-columns-spanned="2" office:value-type="string">
            <text:p text:style-name="P55">CA0200</text:p>
          </table:table-cell>
          <table:covered-table-cell/>
          <table:table-cell table:style-name="Таблица3.A2" office:value-type="string">
            <text:p text:style-name="P55">SP = 0010</text:p>
            <text:p text:style-name="P55">CS = 1A0A</text:p>
            <text:p text:style-name="P53">stack</text:p>
            <text:p text:style-name="P42"><text:s text:c="10"/>+0 <text:span text:style-name="T23">FFCE</text:span></text:p>
            <text:p text:style-name="P42"><text:s text:c="10"/>+2 <text:span text:style-name="T23">01F4</text:span></text:p>
            <text:p text:style-name="P42"><text:s text:c="10"/>+4 <text:span text:style-name="T23">0000</text:span></text:p>
            <text:p text:style-name="P46"><text:s text:c="10"/>+6 <text:span text:style-name="T23">19F5</text:span></text:p>
          </table:table-cell>
          <table:table-cell table:style-name="Таблица3.H2" table:number-columns-spanned="2" office:value-type="string">
            <text:p text:style-name="P55">SP = 0016</text:p>
            <text:p text:style-name="P55">CS = 01F4</text:p>
            <text:p text:style-name="P42">Stack</text:p>
            <text:p text:style-name="P42"><text:s text:c="10"/>+0 <text:span text:style-name="T19">19F5</text:span></text:p>
            <text:p text:style-name="P42"><text:s text:c="10"/>+2 0000</text:p>
            <text:p text:style-name="P42"><text:s text:c="10"/>+4 0000</text:p>
            <text:p text:style-name="P38"><text:s text:c="10"/>+6 0000</text:p>
          </table:table-cell>
          <table:covered-table-cell/>
        </table:table-row>
      </table:table>
      <text:p text:style-name="P67"/>
      <text:p text:style-name="P67">Вывод.</text:p>
      <text:p text:style-name="P73">Изучены режимы адресации и формирование исполнительного адреса. В ходе работы был исправлен и пошагово отлажен исходных файл.</text:p>
      <text:p text:style-name="P76">ПРИЛОЖЕНИЕ А</text:p>
      <text:p text:style-name="P75">ИСХОДНЫЙ КОД ПРОГРАММЫ</text:p>
      <text:p text:style-name="P74">Название файла: lb2.asm</text:p>
      <text:p text:style-name="P78">EOL EQU '$'</text:p>
      <text:p text:style-name="P77">ind EQU 2</text:p>
      <text:p text:style-name="P77">n1 EQU 500</text:p>
      <text:p text:style-name="P77">n2 EQU -50</text:p>
      <text:p text:style-name="P77"/>
      <text:p text:style-name="P77"/>
      <text:p text:style-name="P77">AStack SEGMENT STACK</text:p>
      <text:p text:style-name="P77"><text:tab/>DW 12 DUP(?)</text:p>
      <text:p text:style-name="P77">AStack ENDS</text:p>
      <text:p text:style-name="P77"/>
      <text:p text:style-name="P77"/>
      <text:p text:style-name="P77">; Данные программы</text:p>
      <text:p text:style-name="P77">DATA SEGMENT</text:p>
      <text:p text:style-name="P77"/>
      <text:p text:style-name="P77"/>
      <text:p text:style-name="P77">; Директивы описания данных</text:p>
      <text:p text:style-name="P77">mem1<text:tab/>DW 0</text:p>
      <text:p text:style-name="P77">mem2<text:tab/>DW 0</text:p>
      <text:p text:style-name="P77">mem3<text:tab/>DW 0</text:p>
      <text:p text:style-name="P77">vec1<text:tab/>DB 38,37,36,35,31,32,33,34</text:p>
      <text:p text:style-name="P77">vec2<text:tab/>DB 70,80,-70,-80,50,60,-50,-60</text:p>
      <text:p text:style-name="P77">matr<text:tab/>DB -2,-1,5,6,-8,-7,3,4,-4,-3,7,8,-6,-5,1,2</text:p>
      <text:p text:style-name="P77">DATA ENDS</text:p>
      <text:p text:style-name="P77"/>
      <text:p text:style-name="P77"/>
      <text:p text:style-name="P77">; Код программы</text:p>
      <text:p text:style-name="P77">CODE<text:tab/>SEGMENT</text:p>
      <text:p text:style-name="P77"><text:tab/>ASSUME CS:CODE, DS:DATA, SS:AStack</text:p>
      <text:p text:style-name="P77"><text:tab/></text:p>
      <text:p text:style-name="P77"><text:tab/></text:p>
      <text:p text:style-name="P77">; Головная процедура</text:p>
      <text:p text:style-name="P77">Main<text:tab/>PROC FAR</text:p>
      <text:p text:style-name="P77"><text:tab/>push DS</text:p>
      <text:p text:style-name="P77"><text:tab/>sub AX,AX</text:p>
      <text:p text:style-name="P77"><text:tab/>push AX</text:p>
      <text:p text:style-name="P77"><text:tab/>mov AX,DATA</text:p>
      <text:p text:style-name="P77"><text:tab/>mov DS,AX</text:p>
      <text:p text:style-name="P77"><text:tab/></text:p>
      <text:p text:style-name="P77">; ПРОВЕРКА РЕЖИМОВ АДРЕСАЦИИ НА УРОВНЕ СМЕЩЕНИЙ</text:p>
      <text:p text:style-name="P77">; Регистровая адресация</text:p>
      <text:p text:style-name="P77"><text:tab/>mov ax,n1</text:p>
      <text:p text:style-name="P77"><text:tab/>mov cx,ax</text:p>
      <text:p text:style-name="P77"><text:tab/>mov bl,EOL</text:p>
      <text:p text:style-name="P77"><text:tab/>mov bh,n2</text:p>
      <text:p text:style-name="P77"><text:tab/></text:p>
      <text:p text:style-name="P77">; Прямая адресация</text:p>
      <text:p text:style-name="P77"><text:soft-page-break/><text:tab/>mov mem2,n2</text:p>
      <text:p text:style-name="P77"><text:tab/>mov bx,OFFSET vec1</text:p>
      <text:p text:style-name="P77"><text:tab/>mov mem1,ax</text:p>
      <text:p text:style-name="P77"><text:tab/></text:p>
      <text:p text:style-name="P77">; Косвенная адресация</text:p>
      <text:p text:style-name="P77"><text:tab/>mov al,[bx]</text:p>
      <text:p text:style-name="P77">;<text:tab/>mov mem3,[bx]</text:p>
      <text:p text:style-name="P77"/>
      <text:p text:style-name="P77">; Базированная адресация</text:p>
      <text:p text:style-name="P77"><text:tab/>mov al,[bx]+3</text:p>
      <text:p text:style-name="P77"><text:tab/>mov cx,3[bx]</text:p>
      <text:p text:style-name="P77"/>
      <text:p text:style-name="P77">; Индексная адресация</text:p>
      <text:p text:style-name="P77"><text:tab/>mov di,ind</text:p>
      <text:p text:style-name="P77"><text:tab/>mov al,vec2[di]</text:p>
      <text:p text:style-name="P77">;<text:tab/>mov cx,vec2[di]</text:p>
      <text:p text:style-name="P77"/>
      <text:p text:style-name="P77">; Адресация с базированием и индексированием</text:p>
      <text:p text:style-name="P77"><text:tab/>mov bx,3</text:p>
      <text:p text:style-name="P77"><text:tab/>mov al,matr[bx][di]</text:p>
      <text:p text:style-name="P77">;<text:tab/>mov cx,matr[bx][di]</text:p>
      <text:p text:style-name="P77">;<text:tab/>mov ax,matr[bx*4][di]</text:p>
      <text:p text:style-name="P77"/>
      <text:p text:style-name="P77">; ПРОВЕРКА РЕЖИМОВ АДРЕСАЦИИ С УЧЕТОМ СЕГМЕНТОВ</text:p>
      <text:p text:style-name="P77">; Переопределение сегмента</text:p>
      <text:p text:style-name="P77"/>
      <text:p text:style-name="P77">; ------ вариант 1</text:p>
      <text:p text:style-name="P77">mov ax, SEG vec2</text:p>
      <text:p text:style-name="P77">mov es, ax</text:p>
      <text:p text:style-name="P77">mov ax, es:[bx]</text:p>
      <text:p text:style-name="P77">mov ax, 0</text:p>
      <text:p text:style-name="P77"/>
      <text:p text:style-name="P77">; ------ вариант 2</text:p>
      <text:p text:style-name="P77">mov es, ax</text:p>
      <text:p text:style-name="P77">push ds</text:p>
      <text:p text:style-name="P77">pop es</text:p>
      <text:p text:style-name="P77">mov cx, es:[bx-1]</text:p>
      <text:p text:style-name="P77">xchg cx,ax</text:p>
      <text:p text:style-name="P77"/>
      <text:p text:style-name="P77">; ------ вариант 3</text:p>
      <text:p text:style-name="P77">mov di,ind</text:p>
      <text:p text:style-name="P77">mov es:[bx+di],ax</text:p>
      <text:p text:style-name="P77"/>
      <text:p text:style-name="P77">; ------ вариант 4</text:p>
      <text:p text:style-name="P77">mov bp,sp</text:p>
      <text:p text:style-name="P77">;mov ax,matr[bp+bx]</text:p>
      <text:p text:style-name="P77">;mov ax,matr[bp+di+si]</text:p>
      <text:p text:style-name="P77"/>
      <text:p text:style-name="P77">; Использование сегмента стека</text:p>
      <text:p text:style-name="P77"><text:tab/>push mem1</text:p>
      <text:p text:style-name="P77"><text:tab/>push mem2</text:p>
      <text:p text:style-name="P77"><text:tab/>mov bp,sp</text:p>
      <text:p text:style-name="P77"><text:soft-page-break/><text:tab/>mov dx,[bp]+2</text:p>
      <text:p text:style-name="P77"><text:tab/>pop AX</text:p>
      <text:p text:style-name="P77"><text:tab/>pop AX</text:p>
      <text:p text:style-name="P77"><text:tab/>pop AX</text:p>
      <text:p text:style-name="P77"><text:tab/>ret</text:p>
      <text:p text:style-name="P77">Main<text:tab/>ENDP</text:p>
      <text:p text:style-name="P77">CODE<text:tab/>ENDS</text:p>
      <text:p text:style-name="P77"><text:tab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abee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14M19S</meta:editing-duration>
    <meta:editing-cycles>41</meta:editing-cycles>
    <meta:generator>LibreOffice/6.4.7.2$Linux_X86_64 LibreOffice_project/40$Build-2</meta:generator>
    <dc:date>2022-10-09T17:24:04.189284743</dc:date>
    <meta:document-statistic meta:table-count="2" meta:image-count="0" meta:object-count="0" meta:page-count="9" meta:paragraph-count="408" meta:word-count="1241" meta:character-count="7736" meta:non-whitespace-character-count="6287"/>
  </office:meta>
</office:document-meta>
</file>